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69">
            <text:p>0,69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0.77">
            <text:p>0,77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85">
            <text:p>0,85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0.97">
            <text:p>0,97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34">
            <text:p>1,34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41">
            <text:p>1,41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46">
            <text:p>1,46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35">
            <text:p>2,35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3.25">
            <text:p>3,2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5:1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5:15:15.04</meta:creation-date>
    <dc:date>2022-02-13T15:18:38.09</dc:date>
    <meta:editing-duration>PT3M23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